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Times New Roman" style:font-name-complex="Times New Roman"/>
    </style:style>
    <style:style style:name="P2" style:parent-style-name="Normal" style:family="paragraph">
      <style:paragraph-properties fo:text-align="justify"/>
      <style:text-properties style:font-name="Times New Roman" style:font-name-complex="Times New Roman"/>
    </style:style>
  </office:automatic-styles>
  <office:body>
    <office:text text:use-soft-page-breaks="true">
      <text:p text:style-name="P1">Your final task is to write a short technical report mainly about the<text:s/>”Section 3.3 Exploration” and ”Section 4 Handwritten Digits Recognition” tasks you have done. For part 1 of the report, you present your new CNN designs (network structure and per-layer details), and discuss the impact of feature map, layer depth, nonlinear functions on the classification accuracy according to the results you have obtained. Try to use figures and tables to assist your explanations and discussions.<text:s/></text:p>
      <text:p text:style-name="P2">For part 2 of the report, you describe your procedures for implementing the tasks, reporting the results you obtained, and discussing your results. You need to answer the questions when your lab results are checked by TAs and write them down in your repor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RENE MERINO BALAGUER</meta:initial-creator>
    <dc:creator>IRENE MERINO BALAGUER</dc:creator>
    <meta:creation-date>2023-11-12T14:35:00Z</meta:creation-date>
    <dc:date>2023-11-12T14:36:00Z</dc:date>
    <meta:template xlink:href="Normal" xlink:type="simple"/>
    <meta:editing-cycles>1</meta:editing-cycles>
    <meta:editing-duration>PT60S</meta:editing-duration>
    <meta:document-statistic meta:page-count="1" meta:paragraph-count="1" meta:word-count="111" meta:character-count="747" meta:row-count="5" meta:non-whitespace-character-count="637"/>
  </office:meta>
</office:document-meta>
</file>